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officeooo:paragraph-rsid="00109aa5"/>
    </style:style>
    <style:style style:name="P9" style:family="paragraph" style:parent-style-name="Standard" style:list-style-name="L1">
      <style:text-properties officeooo:paragraph-rsid="00109aa5"/>
    </style:style>
    <style:style style:name="P10" style:family="paragraph" style:parent-style-name="Standard" style:list-style-name="L2">
      <style:text-properties style:text-line-through-style="solid" style:text-line-through-type="single" officeooo:paragraph-rsid="00109aa5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6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32f302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0">
      <style:text-properties style:text-line-through-style="none" style:text-line-through-type="none" style:font-name="DejaVu Sans Condensed" fo:font-size="12pt" officeooo:rsid="00200e03" officeooo:paragraph-rsid="00200e03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officeooo:rsid="0032f302" officeooo:paragraph-rsid="0032f302" style:font-size-asian="12pt" style:font-size-complex="12pt"/>
    </style:style>
    <style:style style:name="P20" style:family="paragraph" style:parent-style-name="Standard" style:list-style-name="L10">
      <style:text-properties style:text-line-through-style="none" style:text-line-through-type="none" style:font-name="DejaVu Sans Condensed" fo:font-size="12pt" officeooo:rsid="002ca23a" officeooo:paragraph-rsid="0032f302" style:font-size-asian="12pt" style:font-size-complex="12pt"/>
    </style:style>
    <style:style style:name="P21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d5c09" style:font-size-asian="12pt" style:font-weight-asian="bold" style:font-size-complex="12pt" style:font-weight-complex="bold"/>
    </style:style>
    <style:style style:name="P23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14">
      <style:text-properties style:text-line-through-style="none" style:text-line-through-type="none" officeooo:rsid="0032f302" officeooo:paragraph-rsid="0032f302"/>
    </style:style>
    <style:style style:name="P26" style:family="paragraph" style:parent-style-name="Standard" style:list-style-name="L4">
      <style:text-properties officeooo:paragraph-rsid="00109aa5"/>
    </style:style>
    <style:style style:name="P27" style:family="paragraph" style:parent-style-name="Standard" style:list-style-name="L7">
      <style:text-properties officeooo:paragraph-rsid="00109aa5"/>
    </style:style>
    <style:style style:name="P28" style:family="paragraph" style:parent-style-name="Standard" style:list-style-name="L8">
      <style:text-properties officeooo:paragraph-rsid="00109aa5"/>
    </style:style>
    <style:style style:name="P29" style:family="paragraph" style:parent-style-name="Standard" style:list-style-name="L12">
      <style:text-properties officeooo:paragraph-rsid="0024245a"/>
    </style:style>
    <style:style style:name="P30" style:family="paragraph" style:parent-style-name="Standard" style:list-style-name="L13">
      <style:text-properties officeooo:paragraph-rsid="0032f302"/>
    </style:style>
    <style:style style:name="P31" style:family="paragraph" style:parent-style-name="Standard" style:list-style-name="L14">
      <style:text-properties officeooo:paragraph-rsid="0032f302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d5c09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d5c09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0e03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24273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35b95" style:font-size-asian="12pt" style:font-size-complex="12pt"/>
    </style:style>
    <style:style style:name="T23" style:family="text">
      <style:text-properties style:font-name="DejaVu Sans Condensed" fo:font-size="12pt" officeooo:rsid="0032f302" style:font-size-asian="12pt" style:font-size-complex="12pt"/>
    </style:style>
    <style:style style:name="T24" style:family="text">
      <style:text-properties officeooo:rsid="001ead95"/>
    </style:style>
    <style:style style:name="T25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28fd4b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24273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7158e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8f0a5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393bcb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style:text-underline-style="none" officeooo:rsid="002d54ee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style:text-underline-style="none" officeooo:rsid="00324273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style:text-underline-style="none" officeooo:rsid="003975d6" style:font-size-asian="12pt" style:font-size-complex="12pt"/>
    </style:style>
    <style:style style:name="T44" style:family="text">
      <style:text-properties officeooo:rsid="0032f302"/>
    </style:style>
    <style:style style:name="T45" style:family="text">
      <style:text-properties officeooo:rsid="00334714"/>
    </style:style>
    <style:style style:name="T46" style:family="text">
      <style:text-properties officeooo:rsid="003510b1"/>
    </style:style>
    <style:style style:name="T47" style:family="text">
      <style:text-properties officeooo:rsid="0036ac33"/>
    </style:style>
    <style:style style:name="T48" style:family="text">
      <style:text-properties officeooo:rsid="0038f0a5"/>
    </style:style>
    <style:style style:name="T4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49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22"><text:span text:style-name="T46">1</text:span><text:span text:style-name="T47">0</text:span><text:span text:style-name="T24">2 - </text:span><text:span text:style-name="T46">Controls - </text:span>Throttle <text:span text:style-name="T1">Grip</text:span></text:p>
      <text:p text:style-name="P7">U=Up, D=Down, F=Forward, B=Backward, L=Left, R=Right, P=Press, S-*=Shift-<text:span text:style-name="T10">*</text:span>, L-*=Long-<text:span text:style-name="T10">*</text:span></text:p>
      <text:p text:style-name="P7"/>
      <text:p text:style-name="P8"><text:span text:style-name="T12">Top</text:span><text:span text:style-name="T13"> </text:span><text:span text:style-name="T14">H</text:span><text:span text:style-name="T13">at -- </text:span><text:span text:style-name="T17">C</text:span><text:span text:style-name="T16">ountermeasures</text:span></text:p>
      <text:list text:style-name="L1">
        <text:list-item>
          <text:p text:style-name="P9"><text:span text:style-name="T30">F</text:span><text:span text:style-name="T35">/B</text:span><text:span text:style-name="T26">:</text:span><text:span text:style-name="T41"> </text:span><text:span text:style-name="T42">Drop flares, Jettison SPRD</text:span><text:span text:style-name="T43"> (JATO rockets)</text:span></text:p>
        </text:list-item>
      </text:list>
      <text:p text:style-name="P2"><text:span text:style-name="T2">Top</text:span> <text:span text:style-name="T11">H</text:span>at <text:span text:style-name="T11">Ri</text:span>ng</text:p>
      <text:list text:style-name="L2">
        <text:list-item>
          <text:p text:style-name="P10"><text:span text:style-name="T19">F/B</text:span><text:span text:style-name="T20">: </text:span><text:span text:style-name="T22">Adjust ASP-5 gunsight optical range (indicator gauge on left of gunsight base)</text:span></text:p>
        </text:list-item>
      </text:list>
      <text:p text:style-name="P8"><text:span text:style-name="T12">Middle </text:span><text:span text:style-name="T14">H</text:span><text:span text:style-name="T12">at</text:span><text:span text:style-name="T13"> -- </text:span><text:span text:style-name="T15">Communications</text:span></text:p>
      <text:list text:style-name="L3">
        <text:list-item>
          <text:p text:style-name="P11">U: (SRS radio 1 PTT)</text:p>
        </text:list-item>
        <text:list-item>
          <text:p text:style-name="P11">D: (SRS radio 2 PTT)</text:p>
        </text:list-item>
      </text:list>
      <text:p text:style-name="P5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26"><text:span text:style-name="T26">F: </text:span><text:span text:style-name="T34">Air brakes on (single press to fully extend)</text:span></text:p>
        </text:list-item>
        <text:list-item>
          <text:p text:style-name="P12">B: <text:span text:style-name="T48">Air brakes off (single press to fully retract)</text:span></text:p>
        </text:list-item>
      </text:list>
      <text:p text:style-name="P3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13">P: <text:span text:style-name="T45">Emergency Afterburner switch on/off</text:span></text:p>
        </text:list-item>
      </text:list>
      <text:p text:style-name="P5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23"><text:span text:style-name="T21">P: </text:span><text:span text:style-name="T22">--</text:span></text:p>
        </text:list-item>
      </text:list>
      <text:p text:style-name="P3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27"><text:span text:style-name="T26">P: </text:span><text:span text:style-name="T33">Throttle Start/Stop Position Toggle</text:span></text:p>
        </text:list-item>
        <text:list-item>
          <text:p text:style-name="P14">S-P: --</text:p>
        </text:list-item>
      </text:list>
      <text:p text:style-name="P3"><text:span text:style-name="T2">M</text:span><text:span text:style-name="T9">inistick</text:span></text:p>
      <text:list text:style-name="L8">
        <text:list-item>
          <text:p text:style-name="P28"><text:span text:style-name="T27">Axes: </text:span><text:span text:style-name="T25">-- </text:span><text:span text:style-name="T28">(no TDC </text:span><text:span text:style-name="T31">as such</text:span><text:span text:style-name="T28">)</text:span></text:p>
        </text:list-item>
      </text:list>
      <text:list text:style-name="L9">
        <text:list-item>
          <text:p text:style-name="P24"><text:span text:style-name="T20">P: </text:span><text:span text:style-name="T23">Target lock on</text:span><text:span text:style-name="T22"> </text:span><text:span text:style-name="T23">(locks radar target)</text:span></text:p>
        </text:list-item>
      </text:list>
      <text:p text:style-name="P1"><text:span text:style-name="T36">Middle </text:span><text:span text:style-name="T37">F</text:span><text:span text:style-name="T36">inger </text:span><text:span text:style-name="T37">H</text:span><text:span text:style-name="T36">at</text:span><text:span text:style-name="T38"> -- </text:span><text:span text:style-name="T39">Radar </text:span><text:span text:style-name="T40">mode</text:span></text:p>
      <text:list text:style-name="L10">
        <text:list-item>
          <text:p text:style-name="P15">U: <text:span text:style-name="T44">TDC range increase, Pipper Span increase</text:span></text:p>
        </text:list-item>
        <text:list-item>
          <text:p text:style-name="P16">D: <text:span text:style-name="T44">TDC range decrease, Pipper Span decrease</text:span></text:p>
        </text:list-item>
        <text:list-item>
          <text:p text:style-name="P18"><text:span text:style-name="T44">S-</text:span>L/<text:span text:style-name="T44">S-</text:span>R: <text:span text:style-name="T44">Locked beam mode on/off</text:span></text:p>
        </text:list-item>
        <text:list-item>
          <text:p text:style-name="P19">S-U: Low altitude antenna tilt (search for targets above you)</text:p>
        </text:list-item>
        <text:list-item>
          <text:p text:style-name="P19">S-D: Low altitude filter off</text:p>
        </text:list-item>
        <text:list-item>
          <text:p text:style-name="P20"><text:span text:style-name="T44">S-P</text:span>: <text:span text:style-name="T44">Low altitude filter</text:span></text:p>
        </text:list-item>
      </text:list>
      <text:p text:style-name="P3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7">U/D: --</text:p>
        </text:list-item>
      </text:list>
      <text:p text:style-name="P8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9"><text:span text:style-name="T32">U: </text:span><text:span text:style-name="T31">Radar on</text:span></text:p>
        </text:list-item>
        <text:list-item>
          <text:p text:style-name="P29"><text:span text:style-name="T32">D: </text:span><text:span text:style-name="T31">Radar standby</text:span></text:p>
        </text:list-item>
      </text:list>
      <text:p text:style-name="P4"><text:span text:style-name="T4">P</text:span><text:span text:style-name="T3">inky </text:span><text:span text:style-name="T7">B</text:span><text:span text:style-name="T3">utton</text:span></text:p>
      <text:list text:style-name="L13">
        <text:list-item>
          <text:p text:style-name="P30"><text:span text:style-name="T27">P: </text:span><text:span text:style-name="T29">--</text:span></text:p>
        </text:list-item>
      </text:list>
      <text:p text:style-name="P2">Pinky <text:span text:style-name="T11">W</text:span>heel</text:p>
      <text:list text:style-name="L14">
        <text:list-item>
          <text:p text:style-name="P21">F: --</text:p>
        </text:list-item>
        <text:list-item>
          <text:p text:style-name="P25"><text:span text:style-name="T19">B: </text:span><text:span text:style-name="T18">Landing lights off</text:span></text:p>
        </text:list-item>
        <text:list-item>
          <text:p text:style-name="P31"><text:span text:style-name="T26">P: </text:span><text:span text:style-name="T31">Nav lights cycle </text:span><text:span text:style-name="T29">(Off, Low, Med, High; switch on right side wall)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7:36.410000000</dc:date>
    <meta:editing-duration>PT8H3M26S</meta:editing-duration>
    <meta:editing-cycles>43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6" meta:word-count="241" meta:character-count="1226" meta:non-whitespace-character-count="1056"/>
  </office:meta>
</office:document-meta>
</file>